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0.7724in" fo:min-width="2.072in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6.2988in" svg:height="3.5429in" svg:x="4.5004in" svg:y="1.1063in">
            <draw:object draw:notify-on-update-of-ranges="Sheet1.E2:Sheet1.E6 Sheet1.F2:Sheet1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z-index="1" draw:name="Shape 1" draw:style-name="gr2" draw:text-style-name="P2" svg:width="2.072in" svg:height="0.7724in" svg:x="1.013in" svg:y="1.4634in">
            <text:p text:style-name="P2">Hello Testing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024" table:default-cell-style-name="ce2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d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8" table:default-cell-style-name="ce2"/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5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date-style style:name="N10151" number:language="en" number:country="US">
      <number:day/>
      <number:text>-</number:text>
      <number:month number:textual="true"/>
      <number:text>-</number:text>
      <number:year/>
    </number:date-style>
    <number:number-style style:name="N1015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4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42" number:language="en" number:country="US">
      <number:month/>
      <number:text>/</number:text>
      <number:day/>
      <number:text>/</number:text>
      <number:year number:style="long"/>
    </number:date-style>
    <number:date-style style:name="N10141" number:language="en" number:country="US">
      <number:month number:textual="true"/>
      <number:text>-</number:text>
      <number:year/>
    </number:date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time-style style:name="N10137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date-style style:name="N10131" number:language="en" number:country="US">
      <number:day/>
      <number:text>-</number:text>
      <number:month number:textual="true"/>
    </number:date-style>
    <number:number-style style:name="N1013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4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4P0"/>
    </number:number-style>
    <number:time-style style:name="N10121" number:language="en" number:country="US">
      <number:hours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8-03T11:50:33</meta:creation-date>
    <dc:language>en-US</dc:language>
    <dc:date>2022-12-06T22:20:22.232454946</dc:date>
    <meta:editing-cycles>8</meta:editing-cycles>
    <meta:editing-duration>PT23H33M26S</meta:editing-duration>
    <meta:generator>LibreOffice/7.3.7.2$MacOSX_AARCH64 LibreOffice_project/e114eadc50a9ff8d8c8a0567d6da8f454beeb84f</meta:generator>
    <meta:document-statistic meta:table-count="2" meta:cell-count="8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97cm" svg:y="4.553cm" style:legend-expansion="custom" svg:width="2.093cm" svg:height="0.588cm" style:legend-expansion-aspect-ratio="3.55952380952381" chart:style-name="ch2"/>
        <chart:plot-area chart:style-name="ch3" table:cell-range-address="Sheet1.E2:Sheet1.F6" chart:data-source-has-labels="column" svg:x="0.32cm" svg:y="0.18cm" svg:width="13.057cm" svg:height="8.64cm">
          <chart:coordinate-region svg:x="0.975cm" svg:y="0.375cm" svg:width="12.402cm" svg:height="7.808cm"/>
          <chart:axis chart:dimension="x" chart:name="primary-x" chart:style-name="ch4" chartooo:axis-type="auto">
            <chartooo:date-scale/>
            <chart:categories table:cell-range-address="Sheet1.E2:Sheet1.E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United States</text:p>
                <draw:g>
                  <svg:desc>Sheet1.E2:Sheet1.E6</svg:desc>
                </draw:g>
              </table:table-cell>
              <table:table-cell office:value-type="float" office:value="32">
                <text:p>32</text:p>
                <draw:g>
                  <svg:desc>Sheet1.F2:Sheet1.F6</svg:desc>
                </draw:g>
              </table:table-cell>
            </table:table-row>
            <table:table-row>
              <table:table-cell office:value-type="string">
                <text:p>Great Britai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7.2$MacOSX_AARCH64 LibreOffice_project/e114eadc50a9ff8d8c8a0567d6da8f454beeb84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